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594d2" officeooo:paragraph-rsid="002594d2"/>
    </style:style>
    <style:style style:name="T1" style:family="text">
      <style:text-properties officeooo:rsid="00277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<text:span text:style-name="T1">word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0:22:31.372652093</meta:creation-date>
    <dc:date>2020-10-19T11:32:44.978159183</dc:date>
    <meta:editing-duration>PT1M12S</meta:editing-duration>
    <meta:editing-cycles>7</meta:editing-cycles>
    <meta:generator>LibreOffice/6.4.5.2$Linux_X86_64 LibreOffice_project/40$Build-2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